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Roboto Light1" svg:font-family="'Roboto Light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text-properties style:font-name="Roboto Light" officeooo:rsid="0001ef76" officeooo:paragraph-rsid="0001ef76" style:font-name-asian="Roboto Light1" style:font-name-complex="Roboto Light1"/>
    </style:style>
    <style:style style:name="P2" style:family="paragraph" style:parent-style-name="Standard">
      <style:text-properties style:font-name="Roboto Light" style:font-name-asian="Roboto Light1" style:font-name-complex="Roboto Light1"/>
    </style:style>
    <style:style style:name="P3" style:family="paragraph" style:parent-style-name="Standard">
      <style:text-properties style:font-name="Roboto Light" officeooo:rsid="00025a05" officeooo:paragraph-rsid="00025a05" style:font-name-asian="Roboto Light1" style:font-name-complex="Roboto Light1"/>
    </style:style>
    <style:style style:name="P4" style:family="paragraph" style:parent-style-name="Standard">
      <style:text-properties style:font-name="Roboto" fo:font-size="12pt" officeooo:rsid="0001ef76" officeooo:paragraph-rsid="0001ef76" style:font-name-asian="Roboto1" style:font-size-asian="12pt" style:font-name-complex="Roboto1" style:font-size-complex="12pt"/>
    </style:style>
    <style:style style:name="P5" style:family="paragraph" style:parent-style-name="Standard" style:master-page-name="Standard">
      <style:paragraph-properties style:page-number="1"/>
      <style:text-properties style:font-name="Roboto Light" style:font-name-asian="Roboto Light1" style:font-name-complex="Roboto Light1"/>
    </style:style>
    <style:style style:name="P6" style:family="paragraph" style:parent-style-name="Standard" style:list-style-name="Numbering_20_ABC">
      <style:text-properties style:font-name="Roboto Light" officeooo:rsid="0001ef76" officeooo:paragraph-rsid="0001ef76" style:font-name-asian="Roboto Light1" style:font-name-complex="Roboto Light1"/>
    </style:style>
    <style:style style:name="P7" style:family="paragraph" style:parent-style-name="Standard">
      <style:text-properties style:font-name="Roboto Light" officeooo:rsid="00054ab0" officeooo:paragraph-rsid="0001ef76" style:font-name-asian="Roboto Light1" style:font-name-complex="Roboto Light1"/>
    </style:style>
    <style:style style:name="P8" style:family="paragraph" style:parent-style-name="Standard">
      <style:paragraph-properties fo:text-align="justify" style:justify-single-word="false"/>
      <style:text-properties style:font-name="Roboto Light" officeooo:rsid="00054ab0" officeooo:paragraph-rsid="0001ef76" style:font-name-asian="Roboto Light1" style:font-name-complex="Roboto Light1"/>
    </style:style>
    <style:style style:name="P9" style:family="paragraph" style:parent-style-name="Standard">
      <style:paragraph-properties fo:text-align="justify" style:justify-single-word="false"/>
      <style:text-properties style:font-name="Roboto Light" officeooo:rsid="00025a05" officeooo:paragraph-rsid="00025a05" style:font-name-asian="Roboto Light1" style:font-name-complex="Roboto Light1"/>
    </style:style>
    <style:style style:name="P10" style:family="paragraph" style:parent-style-name="Standard" style:list-style-name="Numbering_20_ABC">
      <style:text-properties style:font-name="Roboto Light" fo:font-weight="bold" officeooo:rsid="0001ef76" officeooo:paragraph-rsid="00025a05" style:font-name-asian="Roboto Light1" style:font-weight-asian="bold" style:font-name-complex="Roboto Light1" style:font-weight-complex="bold"/>
    </style:style>
    <style:style style:name="P11" style:family="paragraph" style:parent-style-name="Standard" style:list-style-name="Numbering_20_ABC">
      <style:text-properties style:font-name="Roboto Light" fo:font-weight="bold" officeooo:rsid="0001ef76" officeooo:paragraph-rsid="0001ef76" style:font-name-asian="Roboto Light1" style:font-weight-asian="bold" style:font-name-complex="Roboto Light1" style:font-weight-complex="bold"/>
    </style:style>
    <style:style style:name="T1" style:family="text">
      <style:text-properties officeooo:rsid="0001ef76"/>
    </style:style>
    <style:style style:name="T2" style:family="text">
      <style:text-properties style:text-position="super 58%" officeooo:rsid="0001ef76"/>
    </style:style>
    <style:style style:name="T3" style:family="text">
      <style:text-properties officeooo:rsid="00033c91"/>
    </style:style>
    <style:style style:name="T4" style:family="text">
      <style:text-properties officeooo:rsid="0006fe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Work Immersion</text:span> | <text:span text:style-name="T1">3</text:span><text:span text:style-name="T2">rd</text:span><text:span text:style-name="T1"> </text:span>Quarter</text:p>
      <text:p text:style-name="P4">Self-Evaluation of My Skills</text:p>
      <text:p text:style-name="P1">February 13 2022</text:p>
      <text:p text:style-name="P2"/>
      <text:list xml:id="list2453034918" text:style-name="Numbering_20_ABC">
        <text:list-item>
          <text:p text:style-name="P10">AGILITY / ADAPTABILITY</text:p>
        </text:list-item>
      </text:list>
      <text:p text:style-name="P3"/>
      <text:p text:style-name="P9"><text:tab/>Agility, in physical terms, is the ability to move easily and quickly. But in a mental perspective, it is the ability to think and understand quickly.</text:p>
      <text:p text:style-name="P3"/>
      <text:p text:style-name="P9"><text:tab/>I have manifested agility a few times before. <text:span text:style-name="T3">Being a highschool student requires adaptability and agility. How I quickly adjust my schedules and priorities when a school work is announced, or how I come up with an answer when being put on the spot by a teacher during class is a quick example of times I manifested agility.</text:span></text:p>
      <text:list xml:id="list211215302067621" text:continue-numbering="true" text:style-name="Numbering_20_ABC">
        <text:list-header>
          <text:p text:style-name="P6"/>
        </text:list-header>
        <text:list-item>
          <text:p text:style-name="P11">EFFECTIVE COMMUNICATION</text:p>
        </text:list-item>
      </text:list>
      <text:p text:style-name="P7"/>
      <text:p text:style-name="P8"><text:tab/>Effective communication doesn’t stray far off from adaptability, in fact, effective communication also requires for speakers to ADAPT to the conversation. <text:span text:style-name="T4">I can’t count up the times I have had truly effective communication with someone, but I can list down a few situations when I had effective communication with someone. I think</text:span></text:p>
      <text:list xml:id="list211217282217116" text:continue-numbering="true" text:style-name="Numbering_20_ABC">
        <text:list-header>
          <text:p text:style-name="P6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Roboto Light1" svg:font-family="'Roboto Light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0.3$Linux_X86_64 LibreOffice_project/30$Build-3</meta:generator>
    <dc:title>BAG3 Template</dc:title>
    <meta:creation-date>2022-02-13T21:16:10.368010188</meta:creation-date>
    <meta:editing-duration>PT1H32M51S</meta:editing-duration>
    <meta:editing-cycles>3</meta:editing-cycles>
    <dc:date>2022-02-16T21:11:40.539525835</dc:date>
    <meta:document-statistic meta:table-count="0" meta:image-count="0" meta:object-count="0" meta:page-count="1" meta:paragraph-count="8" meta:word-count="155" meta:character-count="928" meta:non-whitespace-character-count="780"/>
    <meta:template xlink:type="simple" xlink:actuate="onRequest" xlink:title="BAG3 Template" xlink:href="../../../../../../../../.config/libreoffice/4/user/template/BAG3%20Template.ott" meta:date="2022-02-13T21:15:37.188596171"/>
  </office:meta>
</office:document-meta>
</file>